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af06" officeooo:paragraph-rsid="000eaf06"/>
    </style:style>
    <style:style style:name="P2" style:family="paragraph" style:parent-style-name="Text_20_body">
      <style:text-properties officeooo:rsid="003cadad" officeooo:paragraph-rsid="003cadad"/>
    </style:style>
    <style:style style:name="P3" style:family="paragraph" style:parent-style-name="Standard" style:list-style-name="L1">
      <style:text-properties officeooo:paragraph-rsid="000db385"/>
    </style:style>
    <style:style style:name="P4" style:family="paragraph" style:parent-style-name="Standard" style:list-style-name="L1">
      <style:text-properties officeooo:paragraph-rsid="0014b2c6"/>
    </style:style>
    <style:style style:name="P5" style:family="paragraph" style:parent-style-name="Standard" style:list-style-name="L1">
      <style:text-properties officeooo:paragraph-rsid="004ade6f"/>
    </style:style>
    <style:style style:name="P6" style:family="paragraph" style:parent-style-name="Standard" style:list-style-name="L1">
      <style:text-properties officeooo:rsid="000bd7e8" officeooo:paragraph-rsid="000bd7e8"/>
    </style:style>
    <style:style style:name="P7" style:family="paragraph" style:parent-style-name="Standard" style:list-style-name="L1">
      <style:text-properties officeooo:rsid="0038d6e3" officeooo:paragraph-rsid="0038d6e3"/>
    </style:style>
    <style:style style:name="P8" style:family="paragraph" style:parent-style-name="Standard" style:list-style-name="L1">
      <style:text-properties officeooo:rsid="000db385" officeooo:paragraph-rsid="000db385"/>
    </style:style>
    <style:style style:name="P9" style:family="paragraph" style:parent-style-name="Standard" style:list-style-name="L1">
      <style:text-properties officeooo:rsid="003fcd3b" officeooo:paragraph-rsid="003fcd3b"/>
    </style:style>
    <style:style style:name="P10" style:family="paragraph" style:parent-style-name="Standard" style:list-style-name="L1">
      <style:text-properties officeooo:rsid="000e1f2d" officeooo:paragraph-rsid="000e1f2d"/>
    </style:style>
    <style:style style:name="P11" style:family="paragraph" style:parent-style-name="Standard" style:list-style-name="L1">
      <style:text-properties officeooo:rsid="000eaf06" officeooo:paragraph-rsid="000eaf06"/>
    </style:style>
    <style:style style:name="P12" style:family="paragraph" style:parent-style-name="Standard" style:list-style-name="L1">
      <style:text-properties officeooo:rsid="000ed5a4" officeooo:paragraph-rsid="000ed5a4"/>
    </style:style>
    <style:style style:name="P13" style:family="paragraph" style:parent-style-name="Standard" style:list-style-name="L1">
      <style:text-properties style:text-line-through-style="none" style:text-line-through-type="none" officeooo:rsid="001e0ab5" officeooo:paragraph-rsid="003245c1"/>
    </style:style>
    <style:style style:name="P14" style:family="paragraph" style:parent-style-name="Standard" style:list-style-name="L1">
      <style:text-properties style:text-line-through-style="none" style:text-line-through-type="none" officeooo:rsid="001e0ab5" officeooo:paragraph-rsid="00314896"/>
    </style:style>
    <style:style style:name="P15" style:family="paragraph" style:parent-style-name="Standard" style:list-style-name="L1">
      <style:text-properties style:text-line-through-style="none" style:text-line-through-type="none" officeooo:rsid="0010031b" officeooo:paragraph-rsid="0010031b"/>
    </style:style>
    <style:style style:name="P16" style:family="paragraph" style:parent-style-name="Standard" style:list-style-name="L1">
      <style:text-properties style:text-line-through-style="none" style:text-line-through-type="none" officeooo:rsid="00181e99" officeooo:paragraph-rsid="00181e99"/>
    </style:style>
    <style:style style:name="P17" style:family="paragraph" style:parent-style-name="Standard" style:list-style-name="L1">
      <style:text-properties style:text-line-through-style="none" style:text-line-through-type="none" officeooo:rsid="001c4d03" officeooo:paragraph-rsid="0020b18b"/>
    </style:style>
    <style:style style:name="P18" style:family="paragraph" style:parent-style-name="Standard" style:list-style-name="L1">
      <style:text-properties style:text-line-through-style="none" style:text-line-through-type="none" officeooo:rsid="001c4d03" officeooo:paragraph-rsid="001c4d03"/>
    </style:style>
    <style:style style:name="P19" style:family="paragraph" style:parent-style-name="Standard" style:list-style-name="L1">
      <style:text-properties style:text-line-through-style="none" style:text-line-through-type="none" officeooo:rsid="0020b18b" officeooo:paragraph-rsid="0020b18b"/>
    </style:style>
    <style:style style:name="P20" style:family="paragraph" style:parent-style-name="Standard" style:list-style-name="L1">
      <style:text-properties style:text-line-through-style="none" style:text-line-through-type="none" officeooo:rsid="00183c7b" officeooo:paragraph-rsid="00183c7b"/>
    </style:style>
    <style:style style:name="P21" style:family="paragraph" style:parent-style-name="Standard" style:list-style-name="L1">
      <style:text-properties style:text-line-through-style="none" style:text-line-through-type="none" officeooo:rsid="0019bc9b" officeooo:paragraph-rsid="0019bc9b"/>
    </style:style>
    <style:style style:name="P22" style:family="paragraph" style:parent-style-name="Standard" style:list-style-name="L1">
      <style:text-properties style:text-line-through-style="none" style:text-line-through-type="none" officeooo:rsid="001aa7fc" officeooo:paragraph-rsid="001aa7fc"/>
    </style:style>
    <style:style style:name="P23" style:family="paragraph" style:parent-style-name="Standard" style:list-style-name="L1">
      <style:text-properties style:text-line-through-style="none" style:text-line-through-type="none" officeooo:rsid="002d7e18" officeooo:paragraph-rsid="002d7e18"/>
    </style:style>
    <style:style style:name="P24" style:family="paragraph" style:parent-style-name="Standard" style:list-style-name="L1">
      <style:text-properties style:text-line-through-style="none" style:text-line-through-type="none" officeooo:rsid="002c90e9" officeooo:paragraph-rsid="002c90e9"/>
    </style:style>
    <style:style style:name="P25" style:family="paragraph" style:parent-style-name="Standard" style:list-style-name="L1">
      <style:text-properties style:text-line-through-style="none" style:text-line-through-type="none" officeooo:rsid="0019c6e1" officeooo:paragraph-rsid="0019c6e1"/>
    </style:style>
    <style:style style:name="P26" style:family="paragraph" style:parent-style-name="Standard" style:list-style-name="L1">
      <style:text-properties style:text-line-through-style="none" style:text-line-through-type="none" officeooo:rsid="0014fbd8" officeooo:paragraph-rsid="0014fbd8"/>
    </style:style>
    <style:style style:name="P27" style:family="paragraph" style:parent-style-name="Standard" style:list-style-name="L1">
      <style:text-properties style:text-line-through-style="none" style:text-line-through-type="none" officeooo:rsid="003245c1" officeooo:paragraph-rsid="003245c1"/>
    </style:style>
    <style:style style:name="P28" style:family="paragraph" style:parent-style-name="Standard" style:list-style-name="L1">
      <style:text-properties style:text-line-through-style="none" style:text-line-through-type="none" officeooo:rsid="0033d412" officeooo:paragraph-rsid="0033d412"/>
    </style:style>
    <style:style style:name="P29" style:family="paragraph" style:parent-style-name="Standard" style:list-style-name="L1">
      <style:text-properties style:text-line-through-style="none" style:text-line-through-type="none" officeooo:rsid="0033d412" officeooo:paragraph-rsid="00362ee2"/>
    </style:style>
    <style:style style:name="P30" style:family="paragraph" style:parent-style-name="Standard" style:list-style-name="L1">
      <style:text-properties style:text-line-through-style="none" style:text-line-through-type="none" officeooo:rsid="0034ce74" officeooo:paragraph-rsid="0034ce74"/>
    </style:style>
    <style:style style:name="P31" style:family="paragraph" style:parent-style-name="Standard" style:list-style-name="L1">
      <style:text-properties style:text-line-through-style="none" style:text-line-through-type="none" officeooo:rsid="00362ee2" officeooo:paragraph-rsid="00362ee2"/>
    </style:style>
    <style:style style:name="P32" style:family="paragraph" style:parent-style-name="Standard" style:list-style-name="L1">
      <style:text-properties style:text-line-through-style="none" style:text-line-through-type="none" officeooo:rsid="00358ad7" officeooo:paragraph-rsid="00358ad7"/>
    </style:style>
    <style:style style:name="P33" style:family="paragraph" style:parent-style-name="Standard" style:list-style-name="L1">
      <style:text-properties style:text-line-through-style="none" style:text-line-through-type="none" officeooo:rsid="003622e9" officeooo:paragraph-rsid="003622e9"/>
    </style:style>
    <style:style style:name="P34" style:family="paragraph" style:parent-style-name="Standard" style:list-style-name="L1">
      <style:text-properties style:text-line-through-style="none" style:text-line-through-type="none" officeooo:rsid="003ab90f" officeooo:paragraph-rsid="003ab90f"/>
    </style:style>
    <style:style style:name="P35" style:family="paragraph" style:parent-style-name="Standard" style:list-style-name="L1">
      <style:text-properties style:text-line-through-style="none" style:text-line-through-type="none" officeooo:rsid="003b1f9f" officeooo:paragraph-rsid="003b1f9f"/>
    </style:style>
    <style:style style:name="P36" style:family="paragraph" style:parent-style-name="Standard" style:list-style-name="L1">
      <style:text-properties officeooo:rsid="0027bb57" officeooo:paragraph-rsid="0027bb57"/>
    </style:style>
    <style:style style:name="P37" style:family="paragraph" style:parent-style-name="Standard" style:list-style-name="L1">
      <style:text-properties officeooo:rsid="0042ee79" officeooo:paragraph-rsid="0042ee79"/>
    </style:style>
    <style:style style:name="P38" style:family="paragraph" style:parent-style-name="Standard" style:list-style-name="L1">
      <style:text-properties officeooo:rsid="0010031b" officeooo:paragraph-rsid="0010031b"/>
    </style:style>
    <style:style style:name="P39" style:family="paragraph" style:parent-style-name="Standard" style:list-style-name="L1">
      <style:text-properties officeooo:rsid="0011714b" officeooo:paragraph-rsid="0011714b"/>
    </style:style>
    <style:style style:name="P40" style:family="paragraph" style:parent-style-name="Standard" style:list-style-name="L1">
      <style:text-properties officeooo:rsid="0011714b" officeooo:paragraph-rsid="001363c1"/>
    </style:style>
    <style:style style:name="P41" style:family="paragraph" style:parent-style-name="Standard" style:list-style-name="L1">
      <style:text-properties officeooo:rsid="0014b2c6" officeooo:paragraph-rsid="0014b2c6"/>
    </style:style>
    <style:style style:name="P42" style:family="paragraph" style:parent-style-name="Standard" style:list-style-name="L1">
      <style:text-properties fo:font-style="italic" officeooo:rsid="0014b2c6" officeooo:paragraph-rsid="0014b2c6" style:font-style-asian="italic" style:font-style-complex="italic"/>
    </style:style>
    <style:style style:name="P43" style:family="paragraph" style:parent-style-name="Standard" style:list-style-name="L1">
      <style:text-properties fo:font-style="italic" officeooo:rsid="0011714b" officeooo:paragraph-rsid="0011714b" style:font-style-asian="italic" style:font-style-complex="italic"/>
    </style:style>
    <style:style style:name="P44" style:family="paragraph" style:parent-style-name="Standard" style:list-style-name="L1">
      <style:text-properties fo:font-style="normal" officeooo:rsid="0014b2c6" officeooo:paragraph-rsid="0014b2c6" style:font-style-asian="normal" style:font-style-complex="normal"/>
    </style:style>
    <style:style style:name="P45" style:family="paragraph" style:parent-style-name="Standard" style:list-style-name="L1">
      <style:text-properties fo:font-style="normal" officeooo:rsid="0014fbd8" officeooo:paragraph-rsid="0014fbd8" style:font-style-asian="normal" style:font-style-complex="normal"/>
    </style:style>
    <style:style style:name="P46" style:family="paragraph" style:parent-style-name="Standard" style:list-style-name="L1">
      <style:text-properties fo:font-style="normal" officeooo:rsid="002865fe" officeooo:paragraph-rsid="002865fe" style:font-style-asian="normal" style:font-style-complex="normal"/>
    </style:style>
    <style:style style:name="P47" style:family="paragraph" style:parent-style-name="Standard" style:list-style-name="L1">
      <style:text-properties fo:font-style="normal" officeooo:rsid="004c7fe3" officeooo:paragraph-rsid="004c7fe3" style:font-style-asian="normal" style:font-style-complex="normal"/>
    </style:style>
    <style:style style:name="P48" style:family="paragraph" style:parent-style-name="Standard" style:list-style-name="L1">
      <style:text-properties fo:font-style="normal" officeooo:rsid="004e7b1a" officeooo:paragraph-rsid="004e7b1a" style:font-style-asian="normal" style:font-style-complex="normal"/>
    </style:style>
    <style:style style:name="P49" style:family="paragraph" style:parent-style-name="Standard" style:list-style-name="L1">
      <style:text-properties fo:font-style="normal" officeooo:rsid="00215ce9" officeooo:paragraph-rsid="00215ce9" style:font-style-asian="normal" style:font-style-complex="normal"/>
    </style:style>
    <style:style style:name="P50" style:family="paragraph" style:parent-style-name="Standard" style:list-style-name="L1">
      <style:text-properties fo:font-style="normal" officeooo:rsid="004ade6f" officeooo:paragraph-rsid="004ade6f" style:font-style-asian="normal" style:font-style-complex="normal"/>
    </style:style>
    <style:style style:name="P51" style:family="paragraph" style:parent-style-name="Standard" style:list-style-name="L1">
      <style:text-properties fo:font-style="normal" officeooo:rsid="0011714b" officeooo:paragraph-rsid="0011714b" style:font-style-asian="normal" style:font-style-complex="normal"/>
    </style:style>
    <style:style style:name="P52" style:family="paragraph" style:parent-style-name="Standard" style:list-style-name="L1">
      <style:text-properties fo:font-style="normal" officeooo:rsid="0011714b" officeooo:paragraph-rsid="001363c1" style:font-style-asian="normal" style:font-style-complex="normal"/>
    </style:style>
    <style:style style:name="P53" style:family="paragraph" style:parent-style-name="Standard" style:list-style-name="L1">
      <style:text-properties fo:font-style="normal" officeooo:rsid="001363c1" officeooo:paragraph-rsid="001363c1" style:font-style-asian="normal" style:font-style-complex="normal"/>
    </style:style>
    <style:style style:name="P54" style:family="paragraph" style:parent-style-name="Standard" style:list-style-name="L1">
      <style:text-properties fo:font-style="normal" officeooo:rsid="0016b652" officeooo:paragraph-rsid="0016b652" style:font-style-asian="normal" style:font-style-complex="normal"/>
    </style:style>
    <style:style style:name="P55" style:family="paragraph" style:parent-style-name="Standard" style:list-style-name="L1">
      <style:text-properties fo:font-style="normal" officeooo:rsid="0017c05e" officeooo:paragraph-rsid="0017c05e" style:font-style-asian="normal" style:font-style-complex="normal"/>
    </style:style>
    <style:style style:name="P56" style:family="paragraph" style:parent-style-name="Standard" style:list-style-name="L1">
      <style:text-properties fo:font-style="normal" officeooo:rsid="004a3807" officeooo:paragraph-rsid="004a5620" style:font-style-asian="normal" style:font-style-complex="normal"/>
    </style:style>
    <style:style style:name="P57" style:family="paragraph" style:parent-style-name="Standard" style:list-style-name="L1">
      <style:text-properties fo:font-style="normal" officeooo:rsid="00448623" officeooo:paragraph-rsid="00448623" style:font-style-asian="normal" style:font-style-complex="normal"/>
    </style:style>
    <style:style style:name="P58" style:family="paragraph" style:parent-style-name="Standard" style:list-style-name="L1">
      <style:text-properties fo:font-style="normal" officeooo:rsid="00466e47" officeooo:paragraph-rsid="00466e47" style:font-style-asian="normal" style:font-style-complex="normal"/>
    </style:style>
    <style:style style:name="P59" style:family="paragraph" style:parent-style-name="Standard" style:list-style-name="L1">
      <style:text-properties officeooo:rsid="0017c05e" officeooo:paragraph-rsid="0017c05e"/>
    </style:style>
    <style:style style:name="P60" style:family="paragraph" style:parent-style-name="Standard" style:list-style-name="L1">
      <style:text-properties officeooo:rsid="003ab90f" officeooo:paragraph-rsid="003ab90f"/>
    </style:style>
    <style:style style:name="P61" style:family="paragraph" style:parent-style-name="Text_20_body" style:list-style-name="L1"/>
    <style:style style:name="P62" style:family="paragraph" style:parent-style-name="Text_20_body" style:list-style-name="L1">
      <style:text-properties officeooo:rsid="003cadad" officeooo:paragraph-rsid="003cadad"/>
    </style:style>
    <style:style style:name="P63" style:family="paragraph" style:parent-style-name="Text_20_body" style:list-style-name="L1">
      <style:text-properties officeooo:rsid="003b1f9f" officeooo:paragraph-rsid="003b1f9f"/>
    </style:style>
    <style:style style:name="T1" style:family="text">
      <style:text-properties officeooo:rsid="000db385"/>
    </style:style>
    <style:style style:name="T2" style:family="text">
      <style:text-properties style:text-position="super 58%" officeooo:rsid="000db385"/>
    </style:style>
    <style:style style:name="T3" style:family="text">
      <style:text-properties officeooo:rsid="000ed5a4"/>
    </style:style>
    <style:style style:name="T4" style:family="text">
      <style:text-properties officeooo:rsid="0010031b"/>
    </style:style>
    <style:style style:name="T5" style:family="text">
      <style:text-properties fo:font-style="italic" style:font-style-asian="italic" style:font-style-complex="italic"/>
    </style:style>
    <style:style style:name="T6" style:family="text">
      <style:text-properties fo:font-style="italic" officeooo:rsid="001363c1"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363c1" style:font-style-asian="normal" style:font-style-complex="normal"/>
    </style:style>
    <style:style style:name="T9" style:family="text">
      <style:text-properties fo:font-style="normal" officeooo:rsid="00215ce9" style:font-style-asian="normal" style:font-style-complex="normal"/>
    </style:style>
    <style:style style:name="T10" style:family="text">
      <style:text-properties fo:font-style="normal" officeooo:rsid="002865fe" style:font-style-asian="normal" style:font-style-complex="normal"/>
    </style:style>
    <style:style style:name="T11" style:family="text">
      <style:text-properties fo:font-style="normal" officeooo:rsid="003cadad" style:font-style-asian="normal" style:font-style-complex="normal"/>
    </style:style>
    <style:style style:name="T12" style:family="text">
      <style:text-properties fo:font-style="normal" officeooo:rsid="0014b2c6" style:font-style-asian="normal" style:font-style-complex="normal"/>
    </style:style>
    <style:style style:name="T13" style:family="text">
      <style:text-properties fo:font-style="normal" officeooo:rsid="004ade6f" style:font-style-asian="normal" style:font-style-complex="normal"/>
    </style:style>
    <style:style style:name="T14" style:family="text">
      <style:text-properties officeooo:rsid="0017c05e"/>
    </style:style>
    <style:style style:name="T15" style:family="text">
      <style:text-properties officeooo:rsid="0017cd58"/>
    </style:style>
    <style:style style:name="T16" style:family="text">
      <style:text-properties officeooo:rsid="0019c6e1"/>
    </style:style>
    <style:style style:name="T17" style:family="text">
      <style:text-properties officeooo:rsid="001e0ab5"/>
    </style:style>
    <style:style style:name="T18" style:family="text">
      <style:text-properties officeooo:rsid="001f137a"/>
    </style:style>
    <style:style style:name="T19" style:family="text">
      <style:text-properties officeooo:rsid="00215ce9"/>
    </style:style>
    <style:style style:name="T20" style:family="text">
      <style:text-properties officeooo:rsid="0024e728"/>
    </style:style>
    <style:style style:name="T21" style:family="text">
      <style:text-properties officeooo:rsid="002c4233"/>
    </style:style>
    <style:style style:name="T22" style:family="text">
      <style:text-properties officeooo:rsid="002d7e18"/>
    </style:style>
    <style:style style:name="T23" style:family="text">
      <style:text-properties officeooo:rsid="0034ce74"/>
    </style:style>
    <style:style style:name="T24" style:family="text">
      <style:text-properties officeooo:rsid="00358ad7"/>
    </style:style>
    <style:style style:name="T25" style:family="text">
      <style:text-properties officeooo:rsid="003622e9"/>
    </style:style>
    <style:style style:name="T26" style:family="text">
      <style:text-properties officeooo:rsid="00373ded"/>
    </style:style>
    <style:style style:name="T27" style:family="text">
      <style:text-properties officeooo:rsid="003a3f1e"/>
    </style:style>
    <style:style style:name="T28" style:family="text">
      <style:text-properties style:text-line-through-style="none" style:text-line-through-type="none"/>
    </style:style>
    <style:style style:name="T29" style:family="text">
      <style:text-properties style:text-line-through-style="none" style:text-line-through-type="none" officeooo:rsid="0033d412"/>
    </style:style>
    <style:style style:name="T30" style:family="text">
      <style:text-properties style:text-line-through-style="none" style:text-line-through-type="none" officeooo:rsid="003b1f9f"/>
    </style:style>
    <style:style style:name="T31" style:family="text">
      <style:text-properties officeooo:rsid="003b1f9f"/>
    </style:style>
    <style:style style:name="T32" style:family="text">
      <style:text-properties officeooo:rsid="003cadad"/>
    </style:style>
    <style:style style:name="T33" style:family="text">
      <style:text-properties officeooo:rsid="003ea2d3"/>
    </style:style>
    <style:style style:name="T34" style:family="text">
      <style:text-properties officeooo:rsid="004a5620"/>
    </style:style>
    <style:style style:name="T35" style:family="text">
      <style:text-properties officeooo:rsid="004c7fe3"/>
    </style:style>
    <style:style style:name="T36" style:family="text">
      <style:text-properties officeooo:rsid="0050a6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30496777" text:style-name="L1">
        <text:list-item>
          <text:p text:style-name="P6">Create a free tier account</text:p>
          <text:list>
            <text:list-item>
              <text:p text:style-name="P6">google – aws free tier</text:p>
              <text:p text:style-name="P6"/>
            </text:list-item>
          </text:list>
        </text:list-item>
        <text:list-item>
          <text:p text:style-name="P7">to get canonical id – from top bar – dropdown – My security credential – Account Identifier</text:p>
        </text:list-item>
        <text:list-item>
          <text:p text:style-name="P8">create an ec2</text:p>
          <text:list>
            <text:list-item>
              <text:p text:style-name="P8">choose an amazon machine image (AMI)</text:p>
              <text:list>
                <text:list-item>
                  <text:p text:style-name="P8">filter by free tier only</text:p>
                </text:list-item>
                <text:list-item>
                  <text:p text:style-name="P8">amazone linux </text:p>
                </text:list-item>
              </text:list>
            </text:list-item>
            <text:list-item>
              <text:p text:style-name="P3"><text:span text:style-name="T1">choose instance type (ec2 )- 2</text:span><text:span text:style-name="T2">nd</text:span><text:span text:style-name="T1"> one (by default) t2 micro</text:span></text:p>
            </text:list-item>
            <text:list-item>
              <text:p text:style-name="P8">Configure instance – by default</text:p>
              <text:list>
                <text:list-item>
                  <text:p text:style-name="P8">network – by default</text:p>
                </text:list-item>
                <text:list-item>
                  <text:p text:style-name="P8">subnet – every region has one or more <text:span text:style-name="T33">availability zones (inside the availaability zone one or more </text:span>data center<text:span text:style-name="T33">s)</text:span></text:p>
                  <text:p text:style-name="P3"><text:span text:style-name="T1">regions are physically seperated and isolated (no connections), but </text:span><text:span text:style-name="T33">availability zone</text:span><text:span text:style-name="T1"> inside the regions are physically seperated but connected.</text:span></text:p>
                  <text:p text:style-name="P9">Edge location is the place where the data’s are cached to reduce the latency to the end users. For this facility amazon uses cloudfront.</text:p>
                </text:list-item>
                <text:list-item>
                  <text:p text:style-name="P8">Auto-assign Public IP – used to get an ip, to connect with pc (by default enable)</text:p>
                </text:list-item>
                <text:list-item>
                  <text:p text:style-name="P8">Shutdown behavior – when an ec2 instants stops does it stop or terminate, (by default – terminate, when choose terminate, we can not restart, so choose shutdown)</text:p>
                </text:list-item>
                <text:list-item>
                  <text:p text:style-name="P10">Advanced Details – to run a program on startup</text:p>
                </text:list-item>
                <text:list-item>
                  <text:p text:style-name="P10">Add storage - <text:s/>(by default)</text:p>
                  <text:list>
                    <text:list-item>
                      <text:p text:style-name="P10">Delete on termination – to delete the storage space when deleting the instance</text:p>
                    </text:list-item>
                  </text:list>
                </text:list-item>
                <text:list-item>
                  <text:p text:style-name="P10">Add Tags – <text:span text:style-name="T18">To understand which server or instance is used for which project.</text:span></text:p>
                </text:list-item>
                <text:list-item>
                  <text:p text:style-name="P10">Configure Security Group – to control the traffic of the created ec2 instance,</text:p>
                  <text:p text:style-name="P11">which traffic port and protocol would be allowed (both inbond and out bond) </text:p>
                </text:list-item>
              </text:list>
            </text:list-item>
          </text:list>
        </text:list-item>
      </text:list>
      <text:p text:style-name="P1"><text:tab/><text:tab/><text:span text:style-name="T4">We can also edit this after lauching ec2, (left side bar, Securtiy Groups)</text:span></text:p>
      <text:list xml:id="list212706384684730" text:continue-numbering="true" text:style-name="L1">
        <text:list-item>
          <text:list>
            <text:list-item>
              <text:list>
                <text:list-item>
                  <text:list>
                    <text:list-item>
                      <text:p text:style-name="P11">SSH – TCP – 22 – Source <text:span text:style-name="T3">(from where we would connect to our ec2 instance ) anywhere – we can establish a connection in any ip in anywhere in the world</text:span></text:p>
                      <text:p text:style-name="P12">My ip – public ip of your system </text:p>
                    </text:list-item>
                    <text:list-item>
                      <text:p text:style-name="P11">HTTP – <text:span text:style-name="T4">TCP – 80 – Anywhere(for webserver )</text:span></text:p>
                    </text:list-item>
                    <text:list-item>
                      <text:p text:style-name="P11">HTTPS – <text:span text:style-name="T4">TCP - 443</text:span></text:p>
                    </text:list-item>
                  </text:list>
                </text:list-item>
                <text:list-item>
                  <text:p text:style-name="P11">Create a new key pair – to connect through ssh</text:p>
                  <text:list>
                    <text:list-item>
                      <text:p text:style-name="P11">give a name, and download it.</text:p>
                    </text:list-item>
                  </text:list>
                </text:list-item>
                <text:list-item>
                  <text:p text:style-name="P13">To host using ec2 we have to install either apache or nginx and take the file either from s3 or create it.</text:p>
                  <text:p text:style-name="P13"/>
                </text:list-item>
              </text:list>
            </text:list-item>
          </text:list>
        </text:list-item>
        <text:list-item>
          <text:p text:style-name="P12">To connect an ec2 with computer through ssh</text:p>
          <text:list>
            <text:list-item>
              <text:p text:style-name="P12">copy the key pair pem <text:span text:style-name="T14">or ppk</text:span> file to .ssh folder in the home directory</text:p>
            </text:list-item>
            <text:list-item>
              <text:p text:style-name="P12">check file permission (make it secure, ie r and w only for user)</text:p>
              <text:list>
                <text:list-item>
                  <text:p text:style-name="P12">chmod 600 filename.pem</text:p>
                </text:list-item>
              </text:list>
            </text:list-item>
            <text:list-item>
              <text:p text:style-name="P12">ssh <text:a xlink:type="simple" xlink:href="mailto:ec2-user@public" text:style-name="Internet_20_link" text:visited-style-name="Visited_20_Internet_20_Link">ec2-user@</text:a><text:a xlink:type="simple" xlink:href="mailto:ec2-user@public" text:style-name="Internet_20_link" text:visited-style-name="Visited_20_Internet_20_Link"><text:span text:style-name="T20">public</text:span></text:a><text:a xlink:type="simple" xlink:href="mailto:ec2-user@ipv4" text:style-name="Internet_20_link" text:visited-style-name="Visited_20_Internet_20_Link">ipv4</text:a> -i filename.pem </text:p>
              <text:list>
                <text:list-item>
                  <text:p text:style-name="P12">ipv4 will get from the ec2 instance page</text:p>
                </text:list-item>
                <text:list-item>
                  <text:p text:style-name="P36">if the connection timeout – change the ec2 security – ssh to anywhere</text:p>
                </text:list-item>
              </text:list>
            </text:list-item>
            <text:list-item>
              <text:p text:style-name="P12"/>
            </text:list-item>
            <text:list-item>
              <text:p text:style-name="P12">sudo su – to be root user</text:p>
              <text:p text:style-name="P37">or</text:p>
              <text:p text:style-name="P37">sudo yum update</text:p>
              <text:p text:style-name="P37"/>
              <text:p text:style-name="P38">Install Apache</text:p>
            </text:list-item>
            <text:list-item>
              <text:p text:style-name="P38">sudo su</text:p>
            </text:list-item>
            <text:list-item>
              <text:p text:style-name="P38">yum update -y ( -y is giving yes permission, so not ask yes/no promt)</text:p>
            </text:list-item>
            <text:list-item>
              <text:p text:style-name="P38"><text:soft-page-break/>yum install httpd -y</text:p>
            </text:list-item>
            <text:list-item>
              <text:p text:style-name="P38">service httpd status ( to check whether the status is running or not)</text:p>
            </text:list-item>
            <text:list-item>
              <text:p text:style-name="P38">service httpd start ( to run the server)</text:p>
              <text:p text:style-name="P38">when checking the ip inside the brower, it will launch the default page of apache</text:p>
            </text:list-item>
            <text:list-item>
              <text:p text:style-name="P39">chkconfig httpd on (to start automatically, if we on/off the ec2 instance)</text:p>
            </text:list-item>
            <text:list-item>
              <text:p text:style-name="P41">place the custom index page inside the <text:span text:style-name="T5">var/www/html directory</text:span></text:p>
              <text:p text:style-name="P42"/>
              <text:p text:style-name="P44">Install Nginx</text:p>
            </text:list-item>
            <text:list-item>
              <text:p text:style-name="P4"><text:span text:style-name="T11">sudo apt-get</text:span><text:span text:style-name="T12"> install nginx</text:span></text:p>
            </text:list-item>
            <text:list-item>
              <text:p text:style-name="P5"><text:span text:style-name="T11">t</text:span><text:span text:style-name="T13">ry yum install nginx , this will give correct command to install</text:span></text:p>
            </text:list-item>
            <text:list-item>
              <text:p text:style-name="P45"><text:span text:style-name="T35">sudo </text:span>service nginx start <text:span text:style-name="T14">(only start after adding the index file)</text:span></text:p>
              <text:p text:style-name="P46">google for other nginx commands</text:p>
              <text:p text:style-name="P47">service nginx status</text:p>
              <text:p text:style-name="P48">sudo nginx -t – to run the nginx.conf file</text:p>
            </text:list-item>
            <text:list-item>
              <text:p text:style-name="P49">The default index.html page - /<text:span text:style-name="T5">usr</text:span>/share/nginx/html</text:p>
              <text:p text:style-name="P49">If you put content in any other location, edit /<text:span text:style-name="T5">etc</text:span>/nginx/nginx.conf</text:p>
            </text:list-item>
            <text:list-item>
              <text:p text:style-name="P50">chown ec2-user . <text:s/>(here ec2-user is the username and . Means inside the html folder) to make scp permission allowed.</text:p>
              <text:p text:style-name="P45"/>
            </text:list-item>
            <text:list-item>
              <text:p text:style-name="P39">To display custom index page</text:p>
              <text:list>
                <text:list-item>
                  <text:p text:style-name="P39">place the index.html page inside the document root</text:p>
                  <text:list>
                    <text:list-item>
                      <text:p text:style-name="P39"><text:span text:style-name="T5">var</text:span><text:span text:style-name="T7">/www/html/index.html</text:span></text:p>
                      <text:p text:style-name="P43"><text:span text:style-name="T19">/usr</text:span><text:span text:style-name="T9">/</text:span><text:span text:style-name="T10">share</text:span><text:span text:style-name="T9">/nginx/html – for nginx </text:span></text:p>
                    </text:list-item>
                    <text:list-item>
                      <text:p text:style-name="P51">to add the index.html page, we can create one inside this directory by using vim or we can use wget to get the data from S3 bucket in aws</text:p>
                      <text:list>
                        <text:list-item>
                          <text:p text:style-name="P51">create a zip folder of all the files</text:p>
                        </text:list-item>
                        <text:list-item>
                          <text:p text:style-name="P51">Create bucket (any name, normal bucket, choose default option) and upload the zip folder</text:p>
                        </text:list-item>
                        <text:list-item>
                          <text:p text:style-name="P51">Edit public access setting – make it open (it makes the bucket open)</text:p>
                        </text:list-item>
                        <text:list-item>
                          <text:p text:style-name="P51">select the object inside the bucket – Actions – make public. <text:s/></text:p>
                          <text:p text:style-name="P51">We can check whether it is open or not by clicking the object, and click open button on top first, this will download the object.</text:p>
                        </text:list-item>
                        <text:list-item>
                          <text:p text:style-name="P52">Choose the objectURL to get the data </text:p>
                        </text:list-item>
                        <text:list-item>
                          <text:p text:style-name="P40"><text:span text:style-name="T8">cd <text:s/></text:span><text:span text:style-name="T6">var</text:span><text:span text:style-name="T8">/www/html</text:span></text:p>
                        </text:list-item>
                        <text:list-item>
                          <text:p text:style-name="P53">wget objecturl</text:p>
                        </text:list-item>
                        <text:list-item>
                          <text:p text:style-name="P53">unzip the files and place files inside the folder into direct to the directory. </text:p>
                        </text:list-item>
                      </text:list>
                    </text:list-item>
                    <text:list-item>
                      <text:p text:style-name="P54">We can also add without zipping the file.</text:p>
                      <text:list>
                        <text:list-item>
                          <text:p text:style-name="P54">Before creating the ec2 instance, create an S3 bucket (upload all the file) </text:p>
                        </text:list-item>
                        <text:list-item>
                          <text:p text:style-name="P54">create an IAM Role</text:p>
                          <text:list>
                            <text:list-item>
                              <text:p text:style-name="P54">IAM (top bar) – Roles (left bar) – create role - </text:p>
                            </text:list-item>
                            <text:list-item>
                              <text:p text:style-name="P54">from Choose a use case, choose EC2 , select Next: Permission</text:p>
                            </text:list-item>
                            <text:list-item>
                              <text:p text:style-name="P54">chosse AmazonS3FullAccess, click Next:Tag, and click Next:Review</text:p>
                            </text:list-item>
                            <text:list-item>
                              <text:p text:style-name="P54">on review page, give a role name, click create rule</text:p>
                            </text:list-item>
                          </text:list>
                        </text:list-item>
                        <text:list-item>
                          <text:p text:style-name="P55">When creating the ec2 instance, on the Configure Instance, on the IAM role select the S3FullAccess role we created.</text:p>
                        </text:list-item>
                        <text:list-item>
                          <text:p text:style-name="P55">In side the terminal </text:p>
                          <text:list>
                            <text:list-item>
                              <text:p text:style-name="P59"><text:span text:style-name="T7">cd /</text:span><text:span text:style-name="T5">var/www/html</text:span></text:p>
                            </text:list-item>
                            <text:list-item>
                              <text:p text:style-name="P55">aws s3 sync s3://bucket_name directory </text:p>
                              <text:p text:style-name="P55">aws s3 sync s3://bucket_name /<text:span text:style-name="T5">var</text:span>/www/html</text:p>
                            </text:list-item>
                            <text:list-item>
                              <text:p text:style-name="P56">( to upload to aws s3 – aws s3 sync filename s3://bucketname</text:p>
                              <text:p text:style-name="P56"><text:span text:style-name="T34">we can also use cp and other commands instead of sync</text:span>)</text:p>
                            </text:list-item>
                            <text:list-item>
                              <text:p text:style-name="P57">download only works when you are root user. Sudo su</text:p>
                            </text:list-item>
                            <text:list-item>
                              <text:p text:style-name="P58"><text:soft-page-break/>we dont need to edit bucket policy to add files through iam role like this</text:p>
                            </text:list-item>
                          </text:list>
                        </text:list-item>
                      </text:list>
                    </text:list-item>
                  </text:list>
                </text:list-item>
              </text:list>
            </text:list-item>
          </text:list>
          <text:p text:style-name="P15">After installing apache or nginx and add a page inside it, we can acces the page by searching th<text:span text:style-name="T15">e</text:span> ip adress in the browser.</text:p>
          <text:p text:style-name="P15"/>
        </text:list-item>
        <text:list-item>
          <text:p text:style-name="P16">S3 – Web service interface, that allows to store and retrieve any amount of data</text:p>
          <text:list>
            <text:list-item>
              <text:p text:style-name="P16">create a bucket </text:p>
            </text:list-item>
            <text:list-item>
              <text:p text:style-name="P16">upload files for the static website</text:p>
            </text:list-item>
            <text:list-item>
              <text:p text:style-name="P16">make permission public</text:p>
            </text:list-item>
            <text:list-item>
              <text:p text:style-name="P16">Bucket Policy – add script for bucket policy to access website from anywhere in the world</text:p>
            </text:list-item>
            <text:list-item>
              <text:p text:style-name="P16">To enable Static website using bucket</text:p>
              <text:list>
                <text:list-item>
                  <text:p text:style-name="P16">Properties – Static Website Hosting – add the index.htlm file and after saving open again and click the link to see the website.</text:p>
                </text:list-item>
              </text:list>
            </text:list-item>
            <text:list-item>
              <text:p text:style-name="P17">When opting another method <text:span text:style-name="T17">(without using cloudfront) </text:span>– we can create the bucket name with the exact domain name (<text:a xlink:type="simple" xlink:href="http://www.yourdomain.com/" text:style-name="Internet_20_link" text:visited-style-name="Visited_20_Internet_20_Link">www.yourdomain.com</text:a>) and </text:p>
              <text:p text:style-name="P17">in route53 – create record set - </text:p>
              <text:list>
                <text:list-item>
                  <text:p text:style-name="P18">Name : www</text:p>
                </text:list-item>
                <text:list-item>
                  <text:p text:style-name="P18">type: A – ipv4 address (by default)</text:p>
                </text:list-item>
                <text:list-item>
                  <text:p text:style-name="P18">Alias: choose yes and select s3 website end point (s3 – properties – web hosting – link)</text:p>
                </text:list-item>
              </text:list>
            </text:list-item>
            <text:list-item>
              <text:p text:style-name="P19">When creates 2 bucket (example.com and <text:a xlink:type="simple" xlink:href="http://www.example.com/" text:style-name="Internet_20_link" text:visited-style-name="Visited_20_Internet_20_Link">www.example.com</text:a>) the latter we redirect into the first (we upload file into the first one)</text:p>
              <text:list>
                <text:list-item>
                  <text:p text:style-name="P19">to redirect, go to properties of latter – web hosting – </text:p>
                </text:list-item>
                <text:list-item>
                  <text:p text:style-name="P19">choose redirect request for an object -</text:p>
                </text:list-item>
                <text:list-item>
                  <text:p text:style-name="P19">in the target bucket give example.com,</text:p>
                </text:list-item>
                <text:list-item>
                  <text:p text:style-name="P19"><text:s/>for protocol choose http</text:p>
                </text:list-item>
              </text:list>
            </text:list-item>
            <text:list-item>
              <text:p text:style-name="P14">To host with s3 we dont need ec2 instance, we can do it 2 <text:s/>types, without creating cloudfront and with cloud front.</text:p>
              <text:p text:style-name="P14"/>
            </text:list-item>
          </text:list>
        </text:list-item>
        <text:list-item>
          <text:p text:style-name="P20">Route 53 – configure hosting zone</text:p>
          <text:list>
            <text:list-item>
              <text:p text:style-name="P21">select DNS management <text:s/>- Create Hosted Zone</text:p>
              <text:p text:style-name="P21">Hosting zone is the container for records, and records that contains informations on how you want to route traffics on your domain name.</text:p>
              <text:list>
                <text:list-item>
                  <text:p text:style-name="P21">Domain Name: yourdomain.com, then select create.</text:p>
                </text:list-item>
              </text:list>
            </text:list-item>
            <text:list-item>
              <text:p text:style-name="P21">Go back to the domain purchased website(godaddy), and select manage domain and find Nameservers and select custom Nameserver and copy from the route53 type NS, all the four name servers without last dot.</text:p>
            </text:list-item>
            <text:list-item>
              <text:p text:style-name="P22">After creating Cloudfront</text:p>
              <text:list>
                <text:list-item>
                  <text:p text:style-name="P22">Create Record Set - </text:p>
                  <text:list>
                    <text:list-item>
                      <text:p text:style-name="P22">Name : (blank)</text:p>
                    </text:list-item>
                    <text:list-item>
                      <text:p text:style-name="P22">Type : A – Ipv4 address (by default)</text:p>
                    </text:list-item>
                    <text:list-item>
                      <text:p text:style-name="P22">Alias : select yes option</text:p>
                      <text:list>
                        <text:list-item>
                          <text:p text:style-name="P22">select the cloudfront distribution (if not any, go back to cloudfront section and copy the address in the domain section)</text:p>
                        </text:list-item>
                        <text:list-item>
                          <text:p text:style-name="P22">click create </text:p>
                        </text:list-item>
                        <text:list-item>
                          <text:p text:style-name="P23">create the same with name www (if you want www.yourdomain.com)</text:p>
                        </text:list-item>
                      </text:list>
                    </text:list-item>
                  </text:list>
                </text:list-item>
              </text:list>
            </text:list-item>
            <text:list-item>
              <text:p text:style-name="P24">We can also proceed with route53 without certificate manager and cloudfront, by directly adding the create record there. Linking ec2 dns link and ipv4 and alias s3 bucket link etc</text:p>
              <text:p text:style-name="P24"/>
            </text:list-item>
          </text:list>
        </text:list-item>
        <text:list-item>
          <text:p text:style-name="P21">Certificate Manager – <text:span text:style-name="T16">is let you easly provision manage and deploy secure, called secure socket layer/ transport layer security. (https – secure way)</text:span></text:p>
          <text:list>
            <text:list-item>
              <text:p text:style-name="P25"><text:soft-page-break/>click Provision Certificate – select Request a public certificate – yourdomain.com , *.<text:span text:style-name="T21">yourdomain.</text:span><text:span text:style-name="T36">com</text:span><text:span text:style-name="T21"> - </text:span>select DNS validation. (validation takes few minutes)</text:p>
            </text:list-item>
            <text:list-item>
              <text:p text:style-name="P25">Go to the section domain and click Create record in Route 53, in case its note there, copy the name and value and go to the Route53 (hosted zone) and Create record set and create with that type.</text:p>
              <text:p text:style-name="P25"/>
            </text:list-item>
          </text:list>
        </text:list-item>
        <text:list-item>
          <text:p text:style-name="P25">Cloudfront – speedup the distrubution of web content</text:p>
          <text:list>
            <text:list-item>
              <text:p text:style-name="P25">click Create Distribution – inside the web option, select Get Started</text:p>
              <text:list>
                <text:list-item>
                  <text:p text:style-name="P22">Origin Domain Name : go back to s3 – properties – web hosting, copy the link without https:// and paste it here.</text:p>
                </text:list-item>
                <text:list-item>
                  <text:p text:style-name="P22">Viewer protocol policy: Redirect http to https</text:p>
                </text:list-item>
                <text:list-item>
                  <text:p text:style-name="P22">Altername Domain Names : yourdomain.com (without https or www) <text:span text:style-name="T22">and if you want www then next line give www.yourdomain.com</text:span></text:p>
                </text:list-item>
                <text:list-item>
                  <text:p text:style-name="P22">SSL Certificate: choose custom ssl certificate and choose the what comes in the blank box when you pressed.</text:p>
                </text:list-item>
                <text:list-item>
                  <text:p text:style-name="P22">Click on the create distribution. After this the link in the domain will shows the website. After this go back to the route 53 (check the last section in route 53)</text:p>
                  <text:p text:style-name="P22"/>
                </text:list-item>
              </text:list>
            </text:list-item>
          </text:list>
        </text:list-item>
        <text:list-item>
          <text:p text:style-name="P26">To Connect to Domain</text:p>
          <text:list>
            <text:list-item>
              <text:p text:style-name="P26">For Domain control, we can add inside the nameserver section,</text:p>
            </text:list-item>
          </text:list>
          <text:p text:style-name="P26">we can also add ip address to </text:p>
          <text:list text:continue-numbering="true">
            <text:list-header>
              <text:p text:style-name="P26">DNS Zone File – edit record – change the ip address inside the box Points to:</text:p>
              <text:p text:style-name="P26"/>
            </text:list-header>
          </text:list>
        </text:list-item>
        <text:list-item>
          <text:p text:style-name="P27">Billing Alarms - </text:p>
          <text:list>
            <text:list-item>
              <text:p text:style-name="P28">from top bar – drop down menu – My billing dashbar</text:p>
            </text:list-item>
            <text:list-item>
              <text:p text:style-name="P28">to set alerts – left bar – Preference – enable Receive free tier usage alerts.</text:p>
            </text:list-item>
            <text:list-item>
              <text:p text:style-name="P28">To set limit – Receive <text:s/>Billng alerts – Manage Billing alerts – Billing (from left bar) – Create Alarm - </text:p>
            </text:list-item>
          </text:list>
        </text:list-item>
        <text:list-item>
          <text:p text:style-name="P28">IAM – Identity and Access Management – <text:span text:style-name="T23">Used to restrict the access by providing id’s other than root id. (root id has complete access)</text:span></text:p>
          <text:list>
            <text:list-item>
              <text:p text:style-name="P30">we can customise the user link, link is same for all the users.</text:p>
            </text:list-item>
            <text:list-item>
              <text:p text:style-name="P30">MFA (Multi factor authentication) – <text:span text:style-name="T24">besides the username and password, we have to provide a one time password.</text:span></text:p>
              <text:list>
                <text:list-item>
                  <text:p text:style-name="P31">Dashboard – enable mfa – Manage MFA – Activate MFA – Virtual MFA device (free) which generate a key, to generate it we can download an authenticate apps in phone</text:p>
                  <text:list>
                    <text:list-item>
                      <text:p text:style-name="P31">Download Google Authenticator from playstore</text:p>
                    </text:list-item>
                    <text:list-item>
                      <text:p text:style-name="P31">Scan the qr code</text:p>
                    </text:list-item>
                    <text:list-item>
                      <text:p text:style-name="P31">type 2 condecutive number</text:p>
                    </text:list-item>
                    <text:list-item>
                      <text:p text:style-name="P31">code generation doesn’t need internet connection</text:p>
                    </text:list-item>
                  </text:list>
                </text:list-item>
              </text:list>
            </text:list-item>
            <text:list-item>
              <text:p text:style-name="P32">To create useres – Users – Add users – <text:span text:style-name="T25">User name </text:span></text:p>
              <text:list>
                <text:list-item>
                  <text:p text:style-name="P33">Access type – choose both (aws management console access and programatic access)</text:p>
                </text:list-item>
                <text:list-item>
                  <text:p text:style-name="P33">select the group ( or select the permission for that person)</text:p>
                </text:list-item>
                <text:list-item>
                  <text:p text:style-name="P33">Access key id and secret access key are used for programatic access.</text:p>
                </text:list-item>
              </text:list>
            </text:list-item>
            <text:list-item>
              <text:p text:style-name="P32">Groups – create a group for a department and set the permissions, and add users into the group. <text:span text:style-name="T25">We can add an user into more than one group.</text:span></text:p>
              <text:list>
                <text:list-item>
                  <text:p text:style-name="P33">groups – create group – group name – choose required access policies.</text:p>
                </text:list-item>
              </text:list>
            </text:list-item>
            <text:list-item>
              <text:p text:style-name="P31">Account Settings – Change password policies -to change password criteria for the users.</text:p>
            </text:list-item>
          </text:list>
          <text:p text:style-name="P29"/>
        </text:list-item>
        <text:list-item>
          <text:p text:style-name="P31">AWS Storage Types</text:p>
          <text:list>
            <text:list-item>
              <text:p text:style-name="P31"><text:soft-page-break/>EBS – Amazon Elastic Block Store – used as drives in ec2 virtual machine. (to store data <text:s/>of the ec2, which store data as same size block), always attached to ec2 instance, ie cann’t use stand alone. <text:s/></text:p>
            </text:list-item>
            <text:list-item>
              <text:p text:style-name="P31">S3 – <text:span text:style-name="T26">Simple Storage Service – Data stored as an object (ie in the same format) – which can worked as stand alone ie which can access by an url in anywhere (if the person has access permission)</text:span></text:p>
            </text:list-item>
            <text:list-item>
              <text:p text:style-name="P31">EFS – <text:span text:style-name="T26">Amzon Elastic File System – data stored as directories and sub directories – we can access by ec2 and also by other aws services – </text:span><text:span text:style-name="T27">Shared access possible (ie one efs volume can be accessed by mulitple ec2 instances)</text:span></text:p>
            </text:list-item>
          </text:list>
        </text:list-item>
        <text:list-item>
          <text:p text:style-name="P34">EFS</text:p>
          <text:p text:style-name="P35">Mount points are used to establish connection btw ec2 instance and efs. (efs is only availble in N.vargina region, we can select the needed mout points in that region when creating an efs)</text:p>
          <text:p text:style-name="P35">Here we are creating an efs and 2 ec2 and connection this two ec2 with the efs</text:p>
          <text:list>
            <text:list-item>
              <text:p text:style-name="P34">To access efs file system, we have to enable nfs protocol (ie create security group)</text:p>
              <text:list>
                <text:list-item>
                  <text:p text:style-name="P60"><text:span text:style-name="T29">p</text:span><text:span text:style-name="T28">rovide name, description, </text:span></text:p>
                </text:list-item>
                <text:list-item>
                  <text:p text:style-name="P34">add rules – ssh (to connect ec2), nfs (anywhere)</text:p>
                </text:list-item>
              </text:list>
            </text:list-item>
            <text:list-item>
              <text:p text:style-name="P60"><text:span text:style-name="T28">Storage – EFS – create file system – </text:span><text:span text:style-name="T30">choose mount point (which mount points you want to create efs) , select security groups (nfs protocol enabled group)</text:span></text:p>
            </text:list-item>
            <text:list-item>
              <text:p text:style-name="P61">provide tags, performance mode(General purpose<text:span text:style-name="T31">) etc </text:span></text:p>
            </text:list-item>
            <text:list-item>
              <text:p text:style-name="P62">next and create efs</text:p>
              <text:p text:style-name="P62">If the ec2 are not created before then the mout target status shows creating stage.</text:p>
            </text:list-item>
            <text:list-item>
              <text:p text:style-name="P63">when creating ec2 instances choode the same security group (nfs enabled)- <text:span text:style-name="T32">after creating the ec2, mount target status shows Available (in efs )</text:span></text:p>
            </text:list-item>
            <text:list-item>
              <text:p text:style-name="P62">To connect</text:p>
              <text:list>
                <text:list-item>
                  <text:p text:style-name="P62">open 2 terminal (for 2 ec2)</text:p>
                </text:list-item>
                <text:list-item>
                  <text:p text:style-name="P62">connect using ssh as before</text:p>
                  <text:p text:style-name="P62">to mount efs – on efs page we can find the instruction on Amazon EC2 mount instructions.</text:p>
                </text:list-item>
              </text:list>
            </text:list-item>
          </text:list>
        </text:list-item>
      </text:list>
      <text:p text:style-name="P2"/>
      <text:p text:style-name="P2">scp -i aws_1.pem . ec2-user@ec2-3-224-202-156.compute-1.amazonaws.c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10:03:09.608415687</meta:creation-date>
    <meta:generator>LibreOffice/6.4.6.2$Linux_X86_64 LibreOffice_project/40$Build-2</meta:generator>
    <dc:date>2021-05-01T21:27:05.857045768</dc:date>
    <meta:editing-duration>P1DT2H43M23S</meta:editing-duration>
    <meta:editing-cycles>13</meta:editing-cycles>
    <meta:document-statistic meta:table-count="0" meta:image-count="0" meta:object-count="0" meta:page-count="5" meta:paragraph-count="175" meta:word-count="2090" meta:character-count="11802" meta:non-whitespace-character-count="9897"/>
  </office:meta>
</office:document-meta>
</file>